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Table_20_Contents">
      <style:text-properties officeooo:rsid="001bd6df" officeooo:paragraph-rsid="001fb573"/>
    </style:style>
    <style:style style:name="P3" style:family="paragraph" style:parent-style-name="Text_20_body">
      <style:text-properties officeooo:rsid="001bd6df" officeooo:paragraph-rsid="001e0f66"/>
    </style:style>
    <style:style style:name="P4" style:family="paragraph" style:parent-style-name="Text_20_body">
      <style:text-properties officeooo:paragraph-rsid="001bd6df"/>
    </style:style>
    <style:style style:name="P5" style:family="paragraph" style:parent-style-name="Table_20_Contents">
      <style:text-properties style:text-position="0% 100%" fo:font-weight="normal" officeooo:rsid="001bd6df" officeooo:paragraph-rsid="001fb573" style:font-weight-asian="normal" style:font-weight-complex="normal"/>
    </style:style>
    <style:style style:name="P6" style:family="paragraph" style:parent-style-name="Standard">
      <style:text-properties officeooo:paragraph-rsid="001fb573"/>
    </style:style>
    <style:style style:name="P7" style:family="paragraph" style:parent-style-name="Table_20_Contents">
      <style:text-properties officeooo:paragraph-rsid="001fb573"/>
    </style:style>
    <style:style style:name="P8" style:family="paragraph" style:parent-style-name="Text_20_body">
      <style:text-properties officeooo:paragraph-rsid="001fb573"/>
    </style:style>
    <style:style style:name="P9" style:family="paragraph" style:parent-style-name="Text_20_body">
      <style:text-properties fo:font-weight="normal" officeooo:rsid="001bd6df" officeooo:paragraph-rsid="001bd6df" style:font-weight-asian="normal" style:font-weight-complex="normal"/>
    </style:style>
    <style:style style:name="P10" style:family="paragraph" style:parent-style-name="Text_20_body">
      <style:text-properties fo:font-weight="normal" officeooo:rsid="001bd6df" officeooo:paragraph-rsid="001fb573" style:font-weight-asian="normal" style:font-weight-complex="normal"/>
    </style:style>
    <style:style style:name="P11" style:family="paragraph" style:parent-style-name="Text_20_body">
      <style:text-properties fo:font-weight="normal" officeooo:rsid="001fb573" officeooo:paragraph-rsid="001fb573" style:font-weight-asian="normal" style:font-weight-complex="normal"/>
    </style:style>
    <style:style style:name="P12" style:family="paragraph" style:parent-style-name="Text_20_body">
      <style:text-properties fo:font-weight="normal" officeooo:rsid="0022628b" officeooo:paragraph-rsid="0022628b" style:font-weight-asian="normal" style:font-weight-complex="normal"/>
    </style:style>
    <style:style style:name="P13" style:family="paragraph" style:parent-style-name="Standard">
      <style:text-properties officeooo:rsid="0022628b" officeooo:paragraph-rsid="0022628b"/>
    </style:style>
    <style:style style:name="P14" style:family="paragraph" style:parent-style-name="Text_20_body">
      <style:paragraph-properties fo:margin-top="0in" fo:margin-bottom="0in" style:contextual-spacing="false"/>
      <style:text-properties officeooo:rsid="0022628b" officeooo:paragraph-rsid="0022628b"/>
    </style:style>
    <style:style style:name="P15" style:family="paragraph" style:parent-style-name="Standard">
      <style:text-properties officeooo:rsid="001b68b2" officeooo:paragraph-rsid="001fb573"/>
    </style:style>
    <style:style style:name="P16" style:family="paragraph" style:parent-style-name="Text_20_body">
      <style:text-properties officeooo:rsid="001e0f66" officeooo:paragraph-rsid="0022628b"/>
    </style:style>
    <style:style style:name="P17" style:family="paragraph" style:parent-style-name="Text_20_body">
      <style:text-properties officeooo:rsid="00210aa8" officeooo:paragraph-rsid="00210aa8"/>
    </style:style>
    <style:style style:name="P18" style:family="paragraph" style:parent-style-name="Text_20_body">
      <style:paragraph-properties fo:margin-top="0in" fo:margin-bottom="0in" style:contextual-spacing="false"/>
      <style:text-properties officeooo:rsid="00156fbb" officeooo:paragraph-rsid="0022628b"/>
    </style:style>
    <style:style style:name="P19" style:family="paragraph" style:parent-style-name="Text_20_body">
      <style:paragraph-properties fo:margin-top="0in" fo:margin-bottom="0in" style:contextual-spacing="false"/>
      <style:text-properties officeooo:paragraph-rsid="0022628b"/>
    </style:style>
    <style:style style:name="P20" style:family="paragraph" style:parent-style-name="Text_20_body">
      <style:text-properties officeooo:paragraph-rsid="0022628b"/>
    </style:style>
    <style:style style:name="P21" style:family="paragraph" style:parent-style-name="Text_20_body">
      <style:text-properties officeooo:paragraph-rsid="00250f6b"/>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Contents_20_2">
      <style:paragraph-properties>
        <style:tab-stops>
          <style:tab-stop style:position="6.4965in" style:type="right" style:leader-style="dotted" style:leader-text="."/>
        </style:tab-stops>
      </style:paragraph-properties>
    </style:style>
    <style:style style:name="P24" style:family="paragraph" style:parent-style-name="Heading_20_1">
      <style:paragraph-properties fo:break-before="page"/>
      <style:text-properties officeooo:rsid="00250f6b" officeooo:paragraph-rsid="00250f6b"/>
    </style:style>
    <style:style style:name="P25" style:family="paragraph" style:parent-style-name="Heading_20_1">
      <style:text-properties officeooo:rsid="00250f6b" officeooo:paragraph-rsid="00250f6b"/>
    </style:style>
    <style:style style:name="P26" style:family="paragraph" style:parent-style-name="Heading_20_1">
      <style:paragraph-properties fo:break-before="page"/>
      <style:text-properties officeooo:rsid="001b0b87" officeooo:paragraph-rsid="001b0b87"/>
    </style:style>
    <style:style style:name="P27" style:family="paragraph" style:parent-style-name="Heading_20_1">
      <style:text-properties officeooo:rsid="001c46bb" officeooo:paragraph-rsid="001c46bb"/>
    </style:style>
    <style:style style:name="P28" style:family="paragraph" style:parent-style-name="Heading_20_1">
      <style:paragraph-properties fo:break-before="page"/>
      <style:text-properties officeooo:rsid="001c46bb" officeooo:paragraph-rsid="001c46bb"/>
    </style:style>
    <style:style style:name="P29" style:family="paragraph" style:parent-style-name="Heading_20_1" style:list-style-name="">
      <style:text-properties officeooo:rsid="001c46bb" officeooo:paragraph-rsid="001c46bb"/>
    </style:style>
    <style:style style:name="P30" style:family="paragraph" style:parent-style-name="Heading_20_2">
      <style:text-properties officeooo:rsid="001bd6df" officeooo:paragraph-rsid="001bd6df"/>
    </style:style>
    <style:style style:name="P31" style:family="paragraph" style:parent-style-name="Heading_20_2">
      <style:paragraph-properties fo:break-before="page"/>
      <style:text-properties officeooo:rsid="001bd6df" officeooo:paragraph-rsid="001bd6df"/>
    </style:style>
    <style:style style:name="P32" style:family="paragraph" style:parent-style-name="Heading_20_2" style:list-style-name="">
      <style:text-properties officeooo:rsid="001bd6df" officeooo:paragraph-rsid="001bd6df"/>
    </style:style>
    <style:style style:name="P33" style:family="paragraph" style:parent-style-name="Heading_20_2">
      <style:text-properties officeooo:rsid="001bd6df" officeooo:paragraph-rsid="0026096c"/>
    </style:style>
    <style:style style:name="P34" style:family="paragraph" style:parent-style-name="Heading_20_2">
      <style:text-properties officeooo:rsid="001c46bb" officeooo:paragraph-rsid="001c46bb"/>
    </style:style>
    <style:style style:name="P35" style:family="paragraph" style:parent-style-name="Heading_20_2">
      <style:paragraph-properties fo:break-before="page"/>
      <style:text-properties officeooo:rsid="001c46bb" officeooo:paragraph-rsid="001c46bb"/>
    </style:style>
    <style:style style:name="P36" style:family="paragraph" style:parent-style-name="Heading_20_2" style:list-style-name="">
      <style:text-properties officeooo:rsid="001c46bb" officeooo:paragraph-rsid="001c46bb"/>
    </style:style>
    <style:style style:name="P37" style:family="paragraph" style:parent-style-name="Heading_20_2">
      <style:text-properties officeooo:rsid="0022628b" officeooo:paragraph-rsid="0022628b"/>
    </style:style>
    <style:style style:name="P38" style:family="paragraph" style:parent-style-name="Heading_20_2">
      <style:text-properties officeooo:rsid="00250f6b" officeooo:paragraph-rsid="00250f6b"/>
    </style:style>
    <style:style style:name="P39" style:family="paragraph" style:parent-style-name="Heading_20_2">
      <style:paragraph-properties fo:break-before="page"/>
      <style:text-properties officeooo:rsid="00250f6b" officeooo:paragraph-rsid="00250f6b"/>
    </style:style>
    <style:style style:name="P40" style:family="paragraph" style:parent-style-name="Heading_20_3">
      <style:text-properties officeooo:rsid="0026096c" officeooo:paragraph-rsid="0026096c"/>
    </style:style>
    <style:style style:name="P41" style:family="paragraph" style:parent-style-name="Heading_20_3">
      <style:paragraph-properties fo:break-before="page"/>
      <style:text-properties officeooo:rsid="0026096c" officeooo:paragraph-rsid="0026096c"/>
    </style:style>
    <style:style style:name="P42" style:family="paragraph" style:parent-style-name="Heading_20_3" style:list-style-name="">
      <style:text-properties officeooo:rsid="0026096c" officeooo:paragraph-rsid="0026096c"/>
    </style:style>
    <style:style style:name="P43" style:family="paragraph" style:parent-style-name="Standard" style:list-style-name="L7">
      <style:text-properties officeooo:paragraph-rsid="001fb573"/>
    </style:style>
    <style:style style:name="P44" style:family="paragraph" style:parent-style-name="Standard" style:list-style-name="L7">
      <style:text-properties officeooo:rsid="001b68b2" officeooo:paragraph-rsid="001fb573"/>
    </style:style>
    <style:style style:name="P45" style:family="paragraph" style:parent-style-name="Text_20_body" style:list-style-name="L1">
      <style:text-properties officeooo:paragraph-rsid="001bd6df"/>
    </style:style>
    <style:style style:name="P46" style:family="paragraph" style:parent-style-name="Text_20_body" style:list-style-name="L2">
      <style:text-properties officeooo:paragraph-rsid="001fb573"/>
    </style:style>
    <style:style style:name="P47" style:family="paragraph" style:parent-style-name="Text_20_body" style:list-style-name="L3">
      <style:text-properties officeooo:paragraph-rsid="001fb573"/>
    </style:style>
    <style:style style:name="P48" style:family="paragraph" style:parent-style-name="Text_20_body" style:list-style-name="L4">
      <style:text-properties fo:font-weight="normal" officeooo:rsid="001bd6df" officeooo:paragraph-rsid="001fb573" style:font-weight-asian="normal" style:font-weight-complex="normal"/>
    </style:style>
    <style:style style:name="P49" style:family="paragraph" style:parent-style-name="Text_20_body" style:list-style-name="L5">
      <style:text-properties fo:font-weight="normal" officeooo:rsid="001bd6df" officeooo:paragraph-rsid="001fb573" style:font-weight-asian="normal" style:font-weight-complex="normal"/>
    </style:style>
    <style:style style:name="P50" style:family="paragraph" style:parent-style-name="Text_20_body" style:list-style-name="L6">
      <style:text-properties fo:font-weight="normal" officeooo:rsid="001bd6df" officeooo:paragraph-rsid="001fb573" style:font-weight-asian="normal" style:font-weight-complex="normal"/>
    </style:style>
    <style:style style:name="P51" style:family="paragraph" style:parent-style-name="Text_20_body" style:list-style-name="L8">
      <style:paragraph-properties fo:margin-top="0in" fo:margin-bottom="0in" style:contextual-spacing="false"/>
      <style:text-properties officeooo:rsid="00156fbb" officeooo:paragraph-rsid="0022628b"/>
    </style:style>
    <style:style style:name="P52" style:family="paragraph" style:parent-style-name="Text_20_body" style:list-style-name="L9">
      <style:paragraph-properties fo:margin-top="0in" fo:margin-bottom="0in" style:contextual-spacing="false"/>
      <style:text-properties officeooo:rsid="00156fbb" officeooo:paragraph-rsid="0022628b"/>
    </style:style>
    <style:style style:name="P53" style:family="paragraph" style:parent-style-name="Text_20_body" style:list-style-name="L10">
      <style:text-properties officeooo:paragraph-rsid="0022628b"/>
    </style:style>
    <style:style style:name="P54" style:family="paragraph" style:parent-style-name="Text_20_body" style:list-style-name="L11">
      <style:text-properties officeooo:rsid="00250f6b" officeooo:paragraph-rsid="00250f6b"/>
    </style:style>
    <style:style style:name="P55" style:family="paragraph" style:parent-style-name="Text_20_body">
      <style:text-properties officeooo:rsid="0026096c" officeooo:paragraph-rsid="0026096c"/>
    </style:style>
    <style:style style:name="P56" style:family="paragraph" style:parent-style-name="Text_20_body" style:list-style-name="L12">
      <style:text-properties officeooo:rsid="0026096c" officeooo:paragraph-rsid="0026096c"/>
    </style:style>
    <style:style style:name="P57" style:family="paragraph" style:parent-style-name="Text_20_body" style:list-style-name="L14">
      <style:text-properties officeooo:rsid="0026096c" officeooo:paragraph-rsid="0026096c"/>
    </style:style>
    <style:style style:name="P58" style:family="paragraph" style:parent-style-name="Text_20_body">
      <style:text-properties officeooo:rsid="0026096c" officeooo:paragraph-rsid="00278e13"/>
    </style:style>
    <style:style style:name="P59" style:family="paragraph" style:parent-style-name="Text_20_body">
      <style:text-properties officeooo:paragraph-rsid="001bd6df"/>
    </style:style>
    <style:style style:name="P60" style:family="paragraph" style:parent-style-name="Text_20_body">
      <style:text-properties officeooo:rsid="00278e13" officeooo:paragraph-rsid="00278e13"/>
    </style:style>
    <style:style style:name="T1" style:family="text">
      <style:text-properties style:text-position="sub 58%" fo:font-weight="normal" style:font-weight-asian="normal" style:font-weight-complex="normal"/>
    </style:style>
    <style:style style:name="T2" style:family="text">
      <style:text-properties style:text-position="0% 100%"/>
    </style:style>
    <style:style style:name="T3" style:family="text">
      <style:text-properties style:text-position="0% 100%" fo:font-weight="normal" style:font-weight-asian="normal" style:font-weight-complex="normal"/>
    </style:style>
    <style:style style:name="T4" style:family="text">
      <style:text-properties officeooo:rsid="001fb573"/>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officeooo:rsid="001b68b2"/>
    </style:style>
    <style:style style:name="T8" style:family="text">
      <style:text-properties officeooo:rsid="00156fbb"/>
    </style:style>
    <style:style style:name="T9" style:family="text">
      <style:text-properties officeooo:rsid="0022628b"/>
    </style:style>
    <style:style style:name="T10" style:family="text">
      <style:text-properties fo:color="#c9211e" loext:opacity="100%" fo:font-weight="bold" style:font-weight-asian="bold" style:font-weight-complex="bold"/>
    </style:style>
    <style:style style:name="T11" style:family="text">
      <style:text-properties fo:color="#c9211e" loext:opacity="100%" fo:font-weight="bold" officeooo:rsid="0022628b" style:font-weight-asian="bold" style:font-weight-complex="bold"/>
    </style:style>
    <style:style style:name="T12" style:family="text">
      <style:text-properties officeooo:rsid="0026096c"/>
    </style:style>
    <style:style style:name="T13" style:family="text">
      <style:text-properties officeooo:rsid="00278e13"/>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083in" fo:text-indent="-0.25in" fo:margin-left="3.2083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14790_3264523681" text:style-name="Index_20_Link" text:visited-style-name="Index_20_Link">Einleitung<text:tab/>2</text:a></text:p>
          <text:p text:style-name="P22"><text:a xlink:type="simple" xlink:href="#__RefHeading___Toc14225_776012695" text:style-name="Index_20_Link" text:visited-style-name="Index_20_Link">Übertragen der SEL auf Einzelbilder<text:tab/>3</text:a></text:p>
          <text:p text:style-name="P23"><text:a xlink:type="simple" xlink:href="#__RefHeading___Toc14227_776012695" text:style-name="Index_20_Link" text:visited-style-name="Index_20_Link">Übersicht über den Aufbau der Daten und die Dokumentation des GSI Experimentes<text:tab/>3</text:a></text:p>
          <text:p text:style-name="P23"><text:a xlink:type="simple" xlink:href="#__RefHeading___Toc14227_776012695%20Copy%201" text:style-name="Index_20_Link" text:visited-style-name="Index_20_Link">Übersicht über den Aufbau der Daten und die Dokumentation des LUNTE Experimentes<text:tab/>4</text:a></text:p>
          <text:p text:style-name="P23"><text:a xlink:type="simple" xlink:href="#__RefHeading___Toc14229_776012695" text:style-name="Index_20_Link" text:visited-style-name="Index_20_Link">Vorbereitungen<text:tab/>4</text:a></text:p>
          <text:p text:style-name="P23"><text:a xlink:type="simple" xlink:href="#__RefHeading___Toc14231_776012695" text:style-name="Index_20_Link" text:visited-style-name="Index_20_Link">Extrahieren der SEL-Koordinaten aus den *.txt Files<text:tab/>6</text:a></text:p>
          <text:p text:style-name="P23"><text:a xlink:type="simple" xlink:href="#__RefHeading___Toc14233_776012695" text:style-name="Index_20_Link" text:visited-style-name="Index_20_Link">Einzeichnen der SEL auf den Bildern<text:tab/>7</text:a></text:p>
          <text:p text:style-name="P22"><text:a xlink:type="simple" xlink:href="#__RefHeading___Toc14235_776012695" text:style-name="Index_20_Link" text:visited-style-name="Index_20_Link">Ansätze zum Zusammenfügen zu einem Panorama<text:tab/>8</text:a></text:p>
          <text:p text:style-name="P23"><text:a xlink:type="simple" xlink:href="#__RefHeading___Toc14237_776012695" text:style-name="Index_20_Link" text:visited-style-name="Index_20_Link">Hugin<text:tab/>8</text:a></text:p>
          <text:p text:style-name="P23"><text:a xlink:type="simple" xlink:href="#__RefHeading___Toc14239_776012695" text:style-name="Index_20_Link" text:visited-style-name="Index_20_Link">Alternativer Stitching-Ansatz mit Python Script<text:tab/>8</text:a></text:p>
          <text:p text:style-name="P23"><text:a xlink:type="simple" xlink:href="#__RefHeading___Toc14241_776012695" text:style-name="Index_20_Link" text:visited-style-name="Index_20_Link">Python – Ansatz über Homograpie-Matritzen<text:tab/>9</text:a></text:p>
          <text:p text:style-name="P23"><text:a xlink:type="simple" xlink:href="#__RefHeading___Toc14243_776012695" text:style-name="Index_20_Link" text:visited-style-name="Index_20_Link">Manuelles Zusammenfügen<text:tab/>9</text:a></text:p>
          <text:p text:style-name="P22"><text:a xlink:type="simple" xlink:href="#__RefHeading___Toc14792_3264523681" text:style-name="Index_20_Link" text:visited-style-name="Index_20_Link">Berechnung des Wirkungsquerschnitts<text:tab/>9</text:a></text:p>
          <text:p text:style-name="P23"><text:a xlink:type="simple" xlink:href="#__RefHeading___Toc14794_3264523681" text:style-name="Index_20_Link" text:visited-style-name="Index_20_Link">GSI – Daten<text:tab/>9</text:a></text:p>
          <text:p text:style-name="P23"><text:a xlink:type="simple" xlink:href="#__RefHeading___Toc14796_3264523681" text:style-name="Index_20_Link" text:visited-style-name="Index_20_Link">LUNTE – Daten<text:tab/>10</text:a></text:p>
          <text:p text:style-name="P22"><text:a xlink:type="simple" xlink:href="#__RefHeading___Toc14798_3264523681" text:style-name="Index_20_Link" text:visited-style-name="Index_20_Link">Auswertung<text:tab/>11</text:a></text:p>
          <text:p text:style-name="P23"><text:a xlink:type="simple" xlink:href="#__RefHeading___Toc14800_3264523681" text:style-name="Index_20_Link" text:visited-style-name="Index_20_Link">Plausibilitaetspruefung Einzelbilder<text:tab/>11</text:a></text:p>
          <text:p text:style-name="P23"><text:a xlink:type="simple" xlink:href="#__RefHeading___Toc14802_3264523681" text:style-name="Index_20_Link" text:visited-style-name="Index_20_Link">Auswertung der Wirkungsquerschnitte<text:tab/>11</text:a></text:p>
          <text:p text:style-name="P22"><text:a xlink:type="simple" xlink:href="#__RefHeading___Toc14804_3264523681" text:style-name="Index_20_Link" text:visited-style-name="Index_20_Link">Zusammenfassung<text:tab/>11</text:a></text:p>
        </text:index-body>
      </text:table-of-content>
      <text:p text:style-name="Text_20_body"/>
      <text:h text:style-name="P24" text:outline-level="1"><text:bookmark-start text:name="__RefHeading___Toc14790_3264523681"/>Einleitung<text:bookmark-end text:name="__RefHeading___Toc14790_3264523681"/></text:h>
      <text:h text:style-name="P26" text:outline-level="1"><text:bookmark-start text:name="__RefHeading___Toc14225_776012695"/>Übertragen der SEL auf Einzelbilder<text:bookmark-end text:name="__RefHeading___Toc14225_776012695"/></text:h>
      <text:h text:style-name="P30" text:outline-level="2"><text:bookmark-start text:name="__RefHeading___Toc14227_776012695"/><text:span text:style-name="T4">Übersicht über den </text:span>Aufbau der Daten <text:span text:style-name="T4">und die Dokumentation des </text:span><text:span text:style-name="T12">GSI</text:span><text:span text:style-name="T4"> Experimentes</text:span><text:bookmark-end text:name="__RefHeading___Toc14227_776012695"/></text:h>
      <text:p text:style-name="P4"/>
      <text:p text:style-name="P4">Der Datensatz besteht aus Bildern und Textdateien, die in mehrere Scanbereiche <text:span text:style-name="T4">aufgeteilt</text:span> sind.</text:p>
      <text:h text:style-name="Heading_20_3" text:outline-level="3"><text:bookmark-start text:name="__RefHeading___Toc80151_3990774343"/>1. Mikroskopbilder:<text:bookmark-end text:name="__RefHeading___Toc80151_3990774343"/></text:h>
      <text:p text:style-name="P8">Die Bilder sind <text:span text:style-name="T4">nach dem Schema</text:span> "Jenamicro18_fs&lt;Spalte&gt;&lt;Zeile&gt;.tif" (z.B. Jenamicro18_fs12.tif) benannt. <text:span text:style-name="T4">S</text:span>ie <text:span text:style-name="T4">bestehen </text:span>aus einer Serie von Mikroskopbildern, <text:span text:style-name="T4">die die zu den jeweiligen Scanbereichen korrespondieren</text:span>. </text:p>
      <text:p text:style-name="P8"/>
      <text:h text:style-name="Heading_20_3" text:outline-level="3"><text:bookmark-start text:name="__RefHeading___Toc80153_3990774343"/>2. Textdateien:<text:bookmark-end text:name="__RefHeading___Toc80153_3990774343"/></text:h>
      <text:p text:style-name="P4">Die Textdateien enthalten <text:span text:style-name="T4">Koordinaten, die mit Ionen beschossen wurden</text:span>. Das Format beinhaltet:</text:p>
      <text:p text:style-name="P4"><text:s text:c="7"/>a. Die ersten 6 Zeilen bilden die Kopfzeile <text:span text:style-name="T4">(Metadaten zum Experiment)</text:span>.</text:p>
      <text:p text:style-name="P4"><text:s text:c="7"/>b. Jede Zeile repräsentiert die spezifischen Koordinaten, die <text:span text:style-name="T4">beschossen</text:span> werden, mit 5 Werten:</text:p>
      <text:list text:style-name="L1">
        <text:list-item>
          <text:p text:style-name="P45"><text:s/>x-Koordinate in Bezug auf den entsprechenden Scanbereich basierend auf einem 12-Bit-ADC (abweichend von den Bildkoordinaten).</text:p>
        </text:list-item>
        <text:list-item>
          <text:p text:style-name="P45">y-Koordinate in Bezug auf den entsprechenden Scanbereich basierend auf einem 12-Bit-ADC (abweichend von den Bildkoordinaten).</text:p>
        </text:list-item>
        <text:list-item>
          <text:p text:style-name="P45">LatchUp (0 - kein SEL, 4 - SEL).</text:p>
        </text:list-item>
        <text:list-item>
          <text:p text:style-name="P45">Möglicher ADC-Eingang (in diesem Fall nicht zutreffend).</text:p>
        </text:list-item>
        <text:list-item>
          <text:p text:style-name="P45">Der Channeltron-Wert (entspricht der Anzahl der emittierten Elektronen).</text:p>
        </text:list-item>
      </text:list>
      <text:p text:style-name="P4"/>
      <text:h text:style-name="Heading_20_3" text:outline-level="3"><text:bookmark-start text:name="__RefHeading___Toc80155_3990774343"/>3. Datenorganisation:<text:bookmark-end text:name="__RefHeading___Toc80155_3990774343"/></text:h>
      <text:p text:style-name="P4">Die Daten sind auf 25 Scanbereiche verteilt, die jeweils ein Bild und eine *.txt-Datei enthalten.</text:p>
      <text:h text:style-name="Heading_20_3" text:outline-level="3"><text:bookmark-start text:name="__RefHeading___Toc80157_3990774343"/>4. Dokumentation:<text:bookmark-end text:name="__RefHeading___Toc80157_3990774343"/></text:h>
      <text:p text:style-name="P4">Für die Bilder mit 5-facher Vergrößerung <text:span text:style-name="T4">sind folgende </text:span>Dimensionsinformationen <text:span text:style-name="T4">bereitgetellt</text:span>:</text:p>
      <text:list text:style-name="L2">
        <text:list-item>
          <text:p text:style-name="P46">x: 597px = 900µm</text:p>
        </text:list-item>
        <text:list-item>
          <text:p text:style-name="P46">y: 461px = 700µm</text:p>
        </text:list-item>
      </text:list>
      <text:p text:style-name="P8">Dimensionsinformationen <text:span text:style-name="T4">zur</text:span> <text:span text:style-name="T4">Ionen</text:span>ablenkung:</text:p>
      <text:list text:style-name="L3">
        <text:list-item>
          <text:p text:style-name="P47">x = 9*33,7µm = 303,3µm</text:p>
        </text:list-item>
        <text:list-item>
          <text:p text:style-name="P47"><text:soft-page-break/>y = 9*35,7µm = 321,3µm</text:p>
        </text:list-item>
      </text:list>
      <text:p text:style-name="P4"/>
      <text:p text:style-name="P4">Diese Übersicht soll ein besseres Verständnis der Datenstruktur für die Mikroskopbilder und Textdateien vermitteln, die nach den oben aufgeführten Spezifikationen organisiert sind und so eine effiziente Nutzung und Analyse der Daten ermöglichen.</text:p>
      <text:p text:style-name="P4"/>
      <text:h text:style-name="P33" text:outline-level="2"><text:bookmark-start text:name="__RefHeading___Toc14227_776012695 Copy 1"/><text:span text:style-name="T4">Übersicht über den </text:span>Aufbau der Daten <text:span text:style-name="T4">und die Dokumentation des </text:span><text:span text:style-name="T12">LUNTE</text:span><text:span text:style-name="T4"> Experimentes</text:span><text:bookmark-end text:name="__RefHeading___Toc14227_776012695 Copy 1"/></text:h>
      <text:p text:style-name="P55">Der Datensatz besteht aus Bildern und csv-Dateien, die jeweils einen von drei, sich überlappende, Vertikalen Streifen darstellen. Diese Daten sind, im Gegensatz zu den GSI Daten, schon aufeinander abgestimmt.</text:p>
      <text:p text:style-name="P55"/>
      <text:h text:style-name="P30" text:outline-level="2"><text:bookmark-start text:name="__RefHeading___Toc14229_776012695"/>Vorbereitungen<text:bookmark-end text:name="__RefHeading___Toc14229_776012695"/></text:h>
      <text:p text:style-name="P9">Um <text:span text:style-name="T4">die bereitgestellten</text:span> *.dat Dateien in Textdateien umzuwandeln, wird das Perl-Skript "extract_dat2txt.pl" verwendet, das von GSI bereitgestellt wurde. Die Benutzung des Skripts erfolgt in einem ordnungsgemäß definierten Verzeichnis, um die ordnungsgemäße Funktion des Programms zu gewährleisten.</text:p>
      <text:p text:style-name="P9"/>
      <text:p text:style-name="P9">Die Ordnerstruktur ist wie folgt:</text:p>
      <text:p text:style-name="P9"/>
      <text:p text:style-name="P10">1. Hauptordner, in dem sich die Pythonskripte befinden:</text:p>
      <text:list text:style-name="L4">
        <text:list-item>
          <text:p text:style-name="P48">fun1.py</text:p>
        </text:list-item>
        <text:list-item>
          <text:p text:style-name="P48">LatchUpMap_v0_9.py</text:p>
        </text:list-item>
      </text:list>
      <text:p text:style-name="P9"/>
      <text:p text:style-name="P9">2. Unterordner innerhalb des Hauptordners:</text:p>
      <text:p text:style-name="P9"><text:s text:c="4"/>a. "pics" für die Bilder:</text:p>
      <text:list text:style-name="L5">
        <text:list-item>
          <text:p text:style-name="P49">Mikroskopbilder (Beispielsweise von Elektronikbauteilen oder Halbleitern)</text:p>
        </text:list-item>
        <text:list-item>
          <text:p text:style-name="P49">Latchup Unterordner: Enthält generierte Bilder nach der Ausführung von LatchUpMap_v0_9.py.</text:p>
        </text:list-item>
      </text:list>
      <text:p text:style-name="P9"><text:s text:c="8"/></text:p>
      <text:p text:style-name="P10"><text:s text:c="4"/>b. "docs" für die umgewandelten Textdateien:</text:p>
      <text:list text:style-name="L6">
        <text:list-item>
          <text:p text:style-name="P50"><text:soft-page-break/>Hier werden die Textdateien gespeichert, die aus den ursprünglichen *.dat Dateien mithilfe von "extract_dat2txt.pl" generiert wurden.</text:p>
        </text:list-item>
      </text:list>
      <text:p text:style-name="P9"/>
      <text:p text:style-name="P9">Um die volle Funktionsfähigkeit des Programms zu garantieren, ist es wichtig, diese Ordnerstruktur strikt einzuhalten. Durch die richtige Organisation können die verschiedenen Skripte und Dateien effizient verarbeitet und genutzt werden, um den gewünschten Workflow zu ermöglichen.</text:p>
      <text:h text:style-name="P32" text:outline-level="2"/>
      <text:h text:style-name="P31" text:outline-level="2"><text:bookmark-start text:name="__RefHeading___Toc14231_776012695"/>Extrahieren der SEL-Koordinaten aus den *.txt Files<text:bookmark-end text:name="__RefHeading___Toc14231_776012695"/></text:h>
      <text:p text:style-name="P11">Um die SEL auf die Mikroskopbilder zu projezieren müssen die Koordinaten eingelesen und sortiert werden. Dazu werden folgende Schritte ausgeführt:</text:p>
      <text:p text:style-name="P9"/>
      <text:h text:style-name="Heading_20_3" text:outline-level="3"><text:bookmark-start text:name="__RefHeading___Toc80159_3990774343"/>1. Erstellung der Listen mit relevanten Dokumenten:<text:bookmark-end text:name="__RefHeading___Toc80159_3990774343"/></text:h>
      <text:p text:style-name="P9"><text:span text:style-name="T4">Es werden </text:span>zwei separate Listen für die in den Verzeichnissen "docs" und "pics" gefundenen relevanten Dokumente zu erstellen. Relevante Dokumente haben die Dateiendungen ".dat.txt" <text:span text:style-name="T4">oder</text:span> ".tif". Die Dateien im Unterordner "Latchups" sind davon ausgenommen und werden bei diesem Schritt nicht berücksichtigt.</text:p>
      <text:p text:style-name="P9"/>
      <text:h text:style-name="Heading_20_3" text:outline-level="3"><text:bookmark-start text:name="__RefHeading___Toc80161_3990774343"/>2. Ablauf für jedes relevante Dokument in "docs":<text:bookmark-end text:name="__RefHeading___Toc80161_3990774343"/></text:h>
      <text:p text:style-name="P9">Für jedes in Schritt 1 identifizierte relevante Dokument im Verzeichnis "docs" wird folgender Ablauf <text:span text:style-name="T4">abgearbeitet</text:span>:</text:p>
      <text:p text:style-name="P9"><text:span text:style-name="T5">a) Zeilenweise einlesen:</text:span> Das Dokument wird zeilenweise eingelesen. Jede Zeile wird anschließend einzeln verarbeitet.</text:p>
      <text:p text:style-name="P9"><text:s text:c="3"/></text:p>
      <text:p text:style-name="P9"><text:span text:style-name="T5"><text:s/>b) Header löschen:</text:span> Der Header, also die erste<text:span text:style-name="T4">n 6</text:span> Zeile<text:span text:style-name="T4">n</text:span> mit Metadaten, wird in diesem Schritt entfernt.</text:p>
      <text:p text:style-name="P9"/>
      <text:p text:style-name="P9"><text:span text:style-name="T6">c) Zeile in 5 Elemente aufteilen:</text:span> Die verbleibenden Zeilen des Dokuments werden nun entsprechend dem Aufbau der Daten in fünf separate Elemente aufgeteilt. Damit wird eine Struktur geschaffen, die es ermöglicht, die Informationen später leichter weiterzuverarbeiten.</text:p>
      <text:p text:style-name="P9"/>
      <text:p text:style-name="P9"><text:span text:style-name="T5">d) Prüfung und Speicherung von Latchups:</text:span> In diesem Schritt wird überprüft, ob ein Single Event Latchup (SEL) für die jeweilige Zeile vorliegt. Wenn dies der Fall ist, wird die Zeile in der Liste "LatchUps" gespeichert. Diese Liste dient als Sammlung der Latchup-Events, die in den verschiedenen Dokumenten gefunden wurden.</text:p>
      <text:p text:style-name="P9"/>
      <text:p text:style-name="P9">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text:span text:style-name="T4">extrahieren</text:span> und in einer separaten Liste <text:span text:style-name="T4">zur weiterverarbeitung </text:span>zu speichern.</text:p>
      <text:p text:style-name="P12">(<text:span text:style-name="T10">Verarbeitetes und unverarb. Dokument in Anhang</text:span>)</text:p>
      <text:h text:style-name="P32" text:outline-level="2"/>
      <text:h text:style-name="P31" text:outline-level="2"><text:bookmark-start text:name="__RefHeading___Toc14233_776012695"/>Einzeichnen der SEL auf den Bildern<text:bookmark-end text:name="__RefHeading___Toc14233_776012695"/></text:h>
      <text:p text:style-name="P15">Nachdem die SEL aus den Textdateien extrahiert wurden, können sie nun auf die Mikroskopbilder projiziert werden. Dazu werden folgende Schritte ausgeführt:</text:p>
      <text:p text:style-name="P6"/>
      <text:list xml:id="list695600262" text:style-name="L7">
        <text:list-item>
          <text:p text:style-name="P43"><text:span text:style-name="T5">Finden des korrespondierenden Bildes:</text:span> Basierend auf de<text:span text:style-name="T7">m Namen des *.dat.txt Dokuments</text:span> <text:span text:style-name="T7">wird</text:span> das passende Bild <text:span text:style-name="T7">ausgewählt</text:span>. </text:p>
          <text:p text:style-name="P43"/>
        </text:list-item>
        <text:list-item>
          <text:p text:style-name="P43"><text:span text:style-name="T5">Öffnen des Bildes mit OpenCV:</text:span> Nachdem das korrespondierende Bild gefunden wurde, wird es mit der OpenCV-Bibliothek geöffnet. OpenCV ermöglicht die Berechnung der Dimensionen des Bildes und konvertiert es in ein Numpy-Array <text:span text:style-name="T7">zur weiteren Verarbeitung</text:span>.</text:p>
          <text:p text:style-name="P43"/>
        </text:list-item>
        <text:list-item>
          <text:p text:style-name="P43"><text:span text:style-name="T5">Berechnung der SEL-Koordinaten:</text:span> Für jeden SEL im Datensatz werden die genauen Koordinaten im Bild berechnet. Dies bezieht sich auf den Scanbereich des Bildes und liefert die Positionsdaten für die anstehenden Transformationen. <text:span text:style-name="T7">Dazu werden die folgenden Formeln verwendet:</text:span></text:p>
        </text:list-item>
      </text:list>
      <table:table table:name="Table1" table:style-name="Table1">
        <table:table-column table:style-name="Table1.A"/>
        <table:table-column table:style-name="Table1.B"/>
        <table:table-row>
          <table:table-cell table:style-name="Table1.A1" office:value-type="string">
            <text:p text:style-name="P7"><text:s text:c="53"/><draw:frame draw:style-name="fr2" draw:name="Object1" text:anchor-type="as-char" svg:y="-0.2693in" svg:width="1.0272in" svg:height="0.4189in" draw:z-index="1"><draw:object xlink:href="./Object 1" xlink:type="simple" xlink:show="embed" xlink:actuate="onLoad"/><draw:image xlink:href="./ObjectReplacements/Object 1" xlink:type="simple" xlink:show="embed" xlink:actuate="onLoad"/><svg:desc>formula</svg:desc></draw:frame></text:p>
            <text:p text:style-name="P7"><text:s text:c="53"/><draw:frame draw:style-name="fr2" draw:name="Object2" text:anchor-type="as-char" svg:y="-0.2693in" svg:width="1.048in" svg:height="0.4189in" draw:z-index="2"><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2">P<text:span text:style-name="T2"> – Position im Scanbereich in Pixeln</text:span></text:p>
            <text:p text:style-name="P2">d – Ablenkung </text:p>
            <text:p text:style-name="P2">x<text:span text:style-name="T1">ADC</text:span><text:span text:style-name="T3">/y</text:span><text:span text:style-name="T1">ADC</text:span><text:span text:style-name="T3"> – Position im Scanbereich bezogen auf ADC</text:span></text:p>
            <text:p text:style-name="P5">ADC – 12bit (4096)</text:p>
          </table:table-cell>
        </table:table-row>
      </table:table>
      <text:list xml:id="list160553024316229" text:continue-numbering="true" text:style-name="L7">
        <text:list-header>
          <text:p text:style-name="P44"/>
        </text:list-header>
        <text:list-item>
          <text:p text:style-name="P43"><text:span text:style-name="T5">Umrechnung der Positionen in Bildkoordinaten: </text:span>Die zuvor berechneten Positionen werden nun in Bildkoordinaten umgerechnet. Dazu werden folgende Schritte durchgeführt:</text:p>
          <text:list>
            <text:list-item>
              <text:p text:style-name="P43">Spiegelung an der Y-Achse: Die Koordinaten werden so angepasst, dass sie symmetrisch bezüglich der Y-Achse angeordnet sind.</text:p>
            </text:list-item>
            <text:list-item>
              <text:p text:style-name="P43">Drehung um 90° gegen den Uhrzeigersinn: Der Koordinatenvektor wird um 90° gegen den Uhrzeigersinn gedreht.</text:p>
            </text:list-item>
            <text:list-item>
              <text:p text:style-name="P43">Koordinatentransformation: <text:span text:style-name="T7">Transformation von Scan-Bereich-Koordinaten in Bildkoordinaten</text:span></text:p>
              <text:p text:style-name="P43"><draw:frame draw:style-name="fr2" draw:name="Object3" text:anchor-type="as-char" svg:y="-0.2693in" svg:width="1.578in" svg:height="0.4189in" draw:z-index="0"><draw:object xlink:href="./Object 3" xlink:type="simple" xlink:show="embed" xlink:actuate="onLoad"/><draw:image xlink:href="./ObjectReplacements/Object 3" xlink:type="simple" xlink:show="embed" xlink:actuate="onLoad"/><svg:desc>formula</svg:desc></draw:frame><text:tab/><draw:frame draw:style-name="fr2" draw:name="Object4" text:anchor-type="as-char" svg:y="-0.2693in" svg:width="1.6492in" svg:height="0.4189in" draw:z-index="3"><draw:object xlink:href="./Object 4" xlink:type="simple" xlink:show="embed" xlink:actuate="onLoad"/><draw:image xlink:href="./ObjectReplacements/Object 4" xlink:type="simple" xlink:show="embed" xlink:actuate="onLoad"/><svg:desc>formula</svg:desc></draw:frame></text:p>
              <text:p text:style-name="P43"/>
            </text:list-item>
          </text:list>
        </text:list-item>
        <text:list-item>
          <text:p text:style-name="P43"><text:span text:style-name="T5">Ändern der Pixel im Numpy-Array: </text:span>Innerhalb des Bildes (Numpy-Array) werden die Pixelwerte für SEL auf [0, 0, 255] (rot) gesetzt. Optional können auch die Pixelwerte für den Rahmen auf [255, 0, 0] (blau) gesetzt werden <text:span text:style-name="T7">um die Analyse zu vereinfachen</text:span>.</text:p>
          <text:p text:style-name="P43"/>
        </text:list-item>
        <text:list-item>
          <text:p text:style-name="P43"><text:span text:style-name="T5">Speichern des modifizierten Bildes: </text:span>Schließlich wird das veränderte Bild mithilfe von OpenCV im Ordner "Latchups" gespeichert. Dadurch ist das Bild für die spätere Analyse und Verwendung verfügbar.</text:p>
        </text:list-item>
      </text:list>
      <text:p text:style-name="P13">(<text:span text:style-name="T10">Einzelbild einfügen</text:span>)</text:p>
      <text:h text:style-name="P27" text:outline-level="1"/>
      <text:h text:style-name="P29" text:outline-level="1"/>
      <text:h text:style-name="P28" text:outline-level="1"><text:bookmark-start text:name="__RefHeading___Toc14235_776012695"/><text:span text:style-name="T9">Ansätze zum </text:span>Zusammenfügen <text:span text:style-name="T9">zu einem Panorama</text:span><text:bookmark-end text:name="__RefHeading___Toc14235_776012695"/></text:h>
      <text:p text:style-name="P17">Die neuen Bilder sollen miteinander kombiniert werden, um den Vergleich mit den Ergebnissen von LUNTE zu erleichtern. Außerdem soll geprüft werden, ob der gesamte Mikrocontroller wirklich gescannt wurde oder ob einige Bereiche ausgelassen wurden.</text:p>
      <text:h text:style-name="P34" text:outline-level="2"><text:bookmark-start text:name="__RefHeading___Toc14237_776012695"/>Hugin<text:bookmark-end text:name="__RefHeading___Toc14237_776012695"/></text:h>
      <text:p text:style-name="P18">Hugin ist ein FOSS (Free Open Source Software) Stitching Programm zur Erstellung von Panoramas.</text:p>
      <text:p text:style-name="P19"/>
      <text:p text:style-name="P18">Die neu generierten Bilder werden in drei Schritten zusammengefügt:</text:p>
      <text:list text:style-name="L8">
        <text:list-item>
          <text:p text:style-name="P51"><text:span text:style-name="T5">Einlesen der Bilder:</text:span> Die Bilder können per drag and drop in Hugin eingelesen werden.</text:p>
        </text:list-item>
        <text:list-item>
          <text:p text:style-name="P51"><text:span text:style-name="T5">Korrespondierende Punkte finden:</text:span> Korrespondierende Punkte werden zuerst automatisch gefunden und können anschließend manuell bearbeitet werden. Punkte können gelöscht oder hinzugefügt werden. Es wird eine Projektdatei angelegt.</text:p>
        </text:list-item>
        <text:list-item>
          <text:p text:style-name="P51"><text:span text:style-name="T5">Stitchen:</text:span> Die Bilder werden automatisiert zusammengefügt. Das resultierende Panorama wird im Angegebenen Pfad gespeichert.</text:p>
        </text:list-item>
      </text:list>
      <text:p text:style-name="P18"/>
      <text:p text:style-name="P14">(<text:span text:style-name="T10">mit hugin generiertes Panorama einfügen</text:span>)</text:p>
      <text:p text:style-name="P18"/>
      <text:p text:style-name="P18">Bei der Verwendung von Hugin treten folgende Probleme auf:</text:p>
      <text:list text:style-name="L9">
        <text:list-item>
          <text:p text:style-name="P52">Da die Scanbereiche jeweils nur einen Teil der Mikroskopaufnahme einnehmen gibt es erhebliche Überschneidungen. Da die SEL nur auf einem der Bilder eingezeichnet sind kommt es zum ‘Verschlucken’ der eingezeichneten SEL und das resultierend Panorama ist nicht zu gebrauchen.</text:p>
        </text:list-item>
        <text:list-item>
          <text:p text:style-name="P52">Aus dem generierten Projektfile können keine relevanten Informationen zur Transformation der Bilder rekonstruiert werden. Dadurch ist es nicht möglich die SEL nach dem Erstellen des Panorama einzuzeichnen.</text:p>
        </text:list-item>
      </text:list>
      <text:p text:style-name="P18"/>
      <text:p text:style-name="P18">Dementsprechen ist Hugin für diese Anwendung nicht geeignet und muss als Methode verworfen werden.</text:p>
      <text:p text:style-name="P19"/>
      <text:h text:style-name="P37" text:outline-level="2"><text:bookmark-start text:name="__RefHeading___Toc14239_776012695"/>Alternativer Stitching-Ansatz mit Python Script<text:bookmark-end text:name="__RefHeading___Toc14239_776012695"/></text:h>
      <text:p text:style-name="P16">Für das Zusammenfügen <text:span text:style-name="T9">der Mikroskopb</text:span>ilder wird anstatt Hugin ein Python-Script verwendet. Hier<text:span text:style-name="T9">zu</text:span> wird ein Stitching-Algorithmus aus dem Internet <text:span text:style-name="T9">(</text:span><text:span text:style-name="T11">Quelle</text:span><text:span text:style-name="T9">) </text:span>eingesetzt. </text:p>
      <text:p text:style-name="P16">Allerdings gibt es nach wie vor Probleme, da die SEL trotzdem noch "verschluckt" werden, ähnlich wie bei der Verwendung von Hugin. Deshalb ist es notwendig, die Herangehensweise anzupassen.</text:p>
      <text:h text:style-name="P36" text:outline-level="2"/>
      <text:h text:style-name="P35" text:outline-level="2"><text:bookmark-start text:name="__RefHeading___Toc14241_776012695"/>Python – <text:span text:style-name="T9">Ansatz über </text:span>Homograpie-<text:span text:style-name="T9">Matritzen</text:span><text:bookmark-end text:name="__RefHeading___Toc14241_776012695"/></text:h>
      <text:p text:style-name="P20"><text:span text:style-name="T8">Python und OpenCV ermöglichen es mit Hilfe von Homographiematritzen Koordinatentransformationen zwischen zwei, sich überlappenden, Bildern durchzuführen. </text:span>Um zwischen <text:span text:style-name="T8">den </text:span>einzelnen Bildern und dem erstellten Panorama Homographiematrizen zu berechnen, müssen folgende Schritte durchgeführt werden:</text:p>
      <text:p text:style-name="P20"/>
      <text:list text:style-name="L10">
        <text:list-item>
          <text:p text:style-name="P53">Zuerst müssen korrespondierende Punkte in beiden Bildern gefunden und die "guten" Korrespondenzen gespeichert werden.</text:p>
        </text:list-item>
        <text:list-item>
          <text:p text:style-name="P53">Im nächsten Schritt wird OpenCV verwendet, um die Homographiematrix zu erstellen.</text:p>
        </text:list-item>
        <text:list-item>
          <text:p text:style-name="P53">Anschließend werden die SEL-Koordinaten für das Panorama berechnet. </text:p>
          <text:p text:style-name="P53"><text:span text:style-name="T8">Es gilt: </text:span><text:span text:style-name="T8"><draw:frame draw:style-name="fr2" draw:name="Object5" text:anchor-type="as-char" svg:y="-0.1484in" svg:width="0.5055in" svg:height="0.1846in" draw:z-index="4"><draw:object xlink:href="./Object 5" xlink:type="simple" xlink:show="embed" xlink:actuate="onLoad"/><draw:image xlink:href="./ObjectReplacements/Object 5" xlink:type="simple" xlink:show="embed" xlink:actuate="onLoad"/><svg:desc>formula</svg:desc></draw:frame></text:span><text:span text:style-name="T8"><text:s/>, wobei H die Homographiematrix, x die Koordinaten im Originalbild (Einzelbild) und x’ die transformierten Koordinaten im Panorama sind.</text:span></text:p>
        </text:list-item>
        <text:list-item>
          <text:p text:style-name="P53">Schließlich werden die SELs im Panorama eingezeichnet.</text:p>
        </text:list-item>
      </text:list>
      <text:p text:style-name="P14">(<text:span text:style-name="T10">mit normales und ‘extended’ Bild einfügen</text:span>)</text:p>
      <text:p text:style-name="P20">Trotz der vielversprechenden Idee gibt es einige Probleme. Zum Beispiel sind die Scanbereiche an der Y-Achse gespiegelt und um 90° gegen den Uhrzeigersinn gedreht. Obwohl das Potential der Idee besteht, ist der Aufwand im Vergleich zum Nutzen zu hoch. </text:p>
      <text:h text:style-name="P34" text:outline-level="2"><text:bookmark-start text:name="__RefHeading___Toc14243_776012695"/>Manuell<text:span text:style-name="T9">es Zusammenfügen</text:span><text:bookmark-end text:name="__RefHeading___Toc14243_776012695"/></text:h>
      <text:p text:style-name="P3">Bei der <text:span text:style-name="T9">Manuellen Verarbeitung der</text:span> von Python erzeugten Bildern müssen diese zunächst auf den Scanbereich zugeschnitten werden. Anschließend müssen die Scanbereiche manuell so ausgerichtet werden, dass sie nahtlos zusammengefügt werden können. Dies erfordert möglicherweise einige Anpassungen und eine sorgfältige Handhabung, um das beste Ergebnis zu erzielen.</text:p>
      <text:p text:style-name="P14">(<text:span text:style-name="T10">evt. Problme erwähnen</text:span>)</text:p>
      <text:p text:style-name="P14">(<text:span text:style-name="T10">Ergebnis einfügen</text:span>)</text:p>
      <text:p text:style-name="P4"/>
      <text:h text:style-name="P25" text:outline-level="1"><text:bookmark-start text:name="__RefHeading___Toc14792_3264523681"/>Berechnung des Wirkungsquerschnitts<text:bookmark-end text:name="__RefHeading___Toc14792_3264523681"/></text:h>
      <text:h text:style-name="P38" text:outline-level="2"><text:bookmark-start text:name="__RefHeading___Toc14794_3264523681"/>GSI – Daten<text:bookmark-end text:name="__RefHeading___Toc14794_3264523681"/></text:h>
      <text:p text:style-name="P58">Zur Berechnung des Wirkungsquerschnitts der <text:span text:style-name="T13">GSI </text:span>Daten wird ein vorhandenes Skript von Dr.-Ing. Hannes Zöllner verwendet. <text:span text:style-name="T13">Um das Skript verwenden zu können muss das Panorama in eine csv Datei umgewandelt werden.</text:span></text:p>
      <text:p text:style-name="P60">Dazu wird das Bild eingelesen und Pixelweise ausgewertet. Wenn das Pixel rot ist, wird an seiner Position die Impulsenergie der Goldionen in eine Liste eingetragen, ansonsten eine 0. Diese Liste wird anschließend als csv-Datei gespeichert.</text:p>
      <text:h text:style-name="P39" text:outline-level="2"><text:bookmark-start text:name="__RefHeading___Toc14796_3264523681"/>LUNTE – Daten<text:bookmark-end text:name="__RefHeading___Toc14796_3264523681"/></text:h>
      <text:p text:style-name="P55">Zur Berechnung des Wirkungsquerschnitts der LUNTE Daten wird ein vorhandenes Skript von Dr.-Ing. Hannes Zöllner verwendet. Um die beiden Datensätze vergleichbar zu machen müssen vier Schritte ausgeführt werden bevor das Skript ausgeführt werden kann:</text:p>
      <text:list xml:id="list1866531058" text:style-name="L12">
        <text:list-item>
          <text:p text:style-name="P56">Panoramas zusammen setzen</text:p>
        </text:list-item>
        <text:list-item>
          <text:p text:style-name="P56">Größe ändern</text:p>
        </text:list-item>
        <text:list-item>
          <text:p text:style-name="P56">Überlappende Pixel Löschen</text:p>
        </text:list-item>
        <text:list-item>
          <text:p text:style-name="P56">Streifen zusammenfügen</text:p>
        </text:list-item>
      </text:list>
      <text:h text:style-name="P40" text:outline-level="3">Panoramas zusammen setzen</text:h>
      <text:p text:style-name="Text_20_body">Die Panoramas werden aus den B<text:span text:style-name="T12">ildern genau wie die GSI-Bilder manuell zusammen gesetzt und so eng wie möglich auf die Größe des Chips zugeschnitten.</text:span></text:p>
      <text:h text:style-name="P40" text:outline-level="3">Größe ändern</text:h>
      <text:p text:style-name="P55">Um die Wirkungsquerschnitte vergleichen zu können, müssen beide Bilder und csv-Dateien die gleiche Größe haben. Es wurde entschieden die Größe der LUNTE Daten anzupassen.</text:p>
      <text:p text:style-name="P55">Zum ändern der Größe müssen zuerst die Umrechnungsfaktoren entlang der x- und y-Achse berechnet werden. Dazu werden die Panoramas in einem Pythonscript geöffnet und die Größen ermittelt. Die Umrechnungsfaktoren werden mit folgender Formel berechnet:</text:p>
      <text:p text:style-name="P55"><text:tab/><draw:frame draw:style-name="fr1" draw:name="Object6" text:anchor-type="as-char" svg:y="-0.2693in" svg:width="1.0972in" svg:height="0.4429in" draw:z-index="5"><draw:object xlink:href="./Object 6" xlink:type="simple" xlink:show="embed" xlink:actuate="onLoad"/><draw:image xlink:href="./ObjectReplacements/Object 6" xlink:type="simple" xlink:show="embed" xlink:actuate="onLoad"/></draw:frame><text:tab/><draw:frame draw:style-name="fr1" draw:name="Object7" text:anchor-type="as-char" svg:y="-0.2693in" svg:width="1.0689in" svg:height="0.4429in" draw:z-index="6"><draw:object xlink:href="./Object 7" xlink:type="simple" xlink:show="embed" xlink:actuate="onLoad"/><draw:image xlink:href="./ObjectReplacements/Object 7" xlink:type="simple" xlink:show="embed" xlink:actuate="onLoad"/><svg:desc>formula</svg:desc></draw:frame></text:p>
      <text:p text:style-name="P55">Nach der Berechnung der Umrechnungsfaktoren können die csv- und Bilddateien geöffnet werden. Deren Dimensionen werden mit den Umrechnungsfaktoren multipliziert um die neue Größe der Streifen zu berechnen.</text:p>
      <text:p text:style-name="P55">Zur tatsächlichen Änderung der Größe werden fertige Funktionen der Bibliotheken numpy und cv2 (openCV) verwendet. Für die csv Dateine wird np.resize verwendet. Die fertige Datei wird im Unterordner ’~/csv/resized’ gespeichert. Für die Bilder wird cv2.resize verwendet und ds Ergbnis im Unterordner ‘~/pics/resized’ gespeichert. (<text:span text:style-name="T10">Besser erklären welche Algorithmen zur interpolation verwendet werden</text:span>)</text:p>
      <text:h text:style-name="P40" text:outline-level="3">Überlappende Pixel Löschen</text:h>
      <text:p text:style-name="P55">Um herauszufinden, wie viele Pixel-Spalten sich überlappen werden die skalierten Bilder zu einem Panorama zusammengefügt und dann so zugeschnitten , dass nur die sich überlappenden Bereiche übrig bleiben. Diese können gezählt und anschließend die selbe Breite am rechten und linken Rand der csv-Datei löschen. Eine eventuelle verschiebung entlang der y-Achse hat keinen Einflüss auf die Berechnung des Wirkungsquerschnitts.</text:p>
      <text:h text:style-name="P42" text:outline-level="3"/>
      <text:h text:style-name="P41" text:outline-level="3">Csv Dateien zusammen fügen</text:h>
      <text:p text:style-name="P55">Zum Zusammenfügen der csv-Dateien werden diese im ersten Schritt eingelesen, und die Dimensionen der einzelnen Arrays ermittelt. Die Dokumente werden Reihenweise zusammengefügt, wenn es zu unterschieden in der länge der Arrays kommt werden diese mit Nullen (0) aufgefüllt. Der so entstandene Array wird in eine csv-Datei geschrieben und im Unterordner ‘resized’ gespeichert.</text:p>
      <text:h text:style-name="P24" text:outline-level="1"><text:bookmark-start text:name="__RefHeading___Toc14798_3264523681"/>Auswertung<text:bookmark-end text:name="__RefHeading___Toc14798_3264523681"/></text:h>
      <text:h text:style-name="P38" text:outline-level="2"><text:bookmark-start text:name="__RefHeading___Toc14800_3264523681"/>Plausibilitaetspruefung Einzelbilder<text:bookmark-end text:name="__RefHeading___Toc14800_3264523681"/></text:h>
      <text:list text:style-name="L11">
        <text:list-item>
          <text:p text:style-name="P54">Vergleich mit Strukturen</text:p>
        </text:list-item>
        <text:list-item>
          <text:p text:style-name="P54">Vergleich mit LUNTE</text:p>
        </text:list-item>
        <text:list-item>
          <text:p text:style-name="P54">Hypothese zu Arthefakten</text:p>
        </text:list-item>
      </text:list>
      <text:h text:style-name="P38" text:outline-level="2"><text:bookmark-start text:name="__RefHeading___Toc14802_3264523681"/>Auswertung der Wirkungsquerschnitte<text:bookmark-end text:name="__RefHeading___Toc14802_3264523681"/></text:h>
      <text:p text:style-name="P21"/>
      <text:h text:style-name="P25" text:outline-level="1"><text:bookmark-start text:name="__RefHeading___Toc14804_3264523681"/>Zusammenfassung<text:bookmark-end text:name="__RefHeading___Toc14804_326452368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4:23:31.005465672</meta:creation-date>
    <dc:date>2023-07-19T16:05:52.559209900</dc:date>
    <meta:editing-duration>P1DT10H18M36S</meta:editing-duration>
    <meta:editing-cycles>12</meta:editing-cycles>
    <meta:generator>LibreOffice/7.5.4.2$Linux_X86_64 LibreOffice_project/50$Build-2</meta:generator>
    <meta:document-statistic meta:table-count="1" meta:image-count="0" meta:object-count="7" meta:page-count="12" meta:paragraph-count="152" meta:word-count="1948" meta:character-count="14401" meta:non-whitespace-character-count="12476"/>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i>x</mi>
      <mrow>
        <mi>'</mi>
        <mo stretchy="false">=</mo>
        <mi mathvariant="italic">Hx</mi>
      </mrow>
    </mrow>
    <annotation encoding="StarMath 5.0">x' = Hx</annotation>
  </semantics>
</math>
</file>

<file path=Object 6/content.xml><?xml version="1.0" encoding="utf-8"?>
<math xmlns="http://www.w3.org/1998/Math/MathML" display="block">
  <semantics>
    <mrow>
      <msub>
        <mi>U</mi>
        <mi>x</mi>
      </msub>
      <mo stretchy="false">=</mo>
      <mfrac>
        <msub>
          <mi mathvariant="italic">Breite</mi>
          <mi mathvariant="italic">GSI</mi>
        </msub>
        <msub>
          <mi mathvariant="italic">Breite</mi>
          <mi mathvariant="italic">LUNTE</mi>
        </msub>
      </mfrac>
    </mrow>
    <annotation encoding="StarMath 5.0">U_x = Breite_GSI over Breite_LUNTE</annotation>
  </semantics>
</math>
</file>

<file path=Object 7/content.xml><?xml version="1.0" encoding="utf-8"?>
<math xmlns="http://www.w3.org/1998/Math/MathML" display="block">
  <semantics>
    <mrow>
      <msub>
        <mi>U</mi>
        <mi>y</mi>
      </msub>
      <mo stretchy="false">=</mo>
      <mfrac>
        <msub>
          <mi mathvariant="italic">Höhe</mi>
          <mi mathvariant="italic">GSI</mi>
        </msub>
        <msub>
          <mi mathvariant="italic">Höhe</mi>
          <mi mathvariant="italic">LUNTE</mi>
        </msub>
      </mfrac>
    </mrow>
    <annotation encoding="StarMath 5.0">U_y = Höhe_GSI over Höhe_LUNTE</annotation>
  </semantics>
</math>
</file>